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officeooo:rsid="00360c47" officeooo:paragraph-rsid="00335e4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c0208"/>
    </style:style>
    <style:style style:name="P5" style:family="paragraph" style:parent-style-name="Standard">
      <style:paragraph-properties fo:text-align="start" style:justify-single-word="false"/>
      <style:text-properties officeooo:paragraph-rsid="004ed4c3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e46bf" officeooo:paragraph-rsid="005e46b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ef071" officeooo:paragraph-rsid="0062923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ef071" officeooo:paragraph-rsid="005ef07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29237" officeooo:paragraph-rsid="0062923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5e46bf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5ef071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5e46bf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631364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5ef071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763656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5ef071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6700b0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7be91d" officeooo:paragraph-rsid="006cf9fd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rsid="00763656" officeooo:paragraph-rsid="00763656" style:font-weight-asian="normal" style:font-weight-complex="normal"/>
    </style:style>
    <style:style style:name="T1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728d54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style="normal" fo:font-weight="bold" officeooo:rsid="005e46bf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font-name="DejaVu Sans Condensed" fo:font-size="12pt" fo:font-style="normal" fo:font-weight="bold" officeooo:rsid="005ef071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font-name="DejaVu Sans Condensed" fo:font-size="12pt" fo:font-style="normal" fo:font-weight="normal" officeooo:rsid="005e46bf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DejaVu Sans Condensed" fo:font-size="12pt" fo:font-style="normal" fo:font-weight="normal" officeooo:rsid="00629237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DejaVu Sans Condensed" fo:font-size="12pt" fo:font-style="normal" fo:font-weight="normal" officeooo:rsid="005ef071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fo:font-weight="normal" officeooo:rsid="006b91b5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45eea0" style:font-weight-asian="normal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style="normal" fo:font-weight="normal" officeooo:rsid="005ef071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style="normal" fo:font-weight="normal" officeooo:rsid="005e46bf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style="normal" fo:font-weight="normal" officeooo:rsid="00629237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style="normal" fo:font-weight="normal" officeooo:rsid="00631364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style="normal" fo:font-weight="normal" officeooo:rsid="006d9a12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style="normal" fo:font-weight="normal" officeooo:rsid="006a689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style="normal" fo:font-weight="normal" officeooo:rsid="007be91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style="normal" fo:font-weight="normal" officeooo:rsid="006700b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style="normal" fo:font-weight="normal" officeooo:rsid="00715df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style="normal" fo:font-weight="normal" officeooo:rsid="00742eb3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style="normal" fo:font-weight="normal" officeooo:rsid="00763656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style="normal" fo:font-weight="bold" officeooo:rsid="00629237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style="normal" fo:font-weight="bold" officeooo:rsid="005ef071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style="normal" fo:font-weight="bold" officeooo:rsid="005e46bf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style="normal" fo:font-weight="bold" officeooo:rsid="00335e4f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style="normal" fo:font-weight="bold" officeooo:rsid="004ed4c3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style="normal" fo:font-weight="bold" officeooo:rsid="00548803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style="normal" fo:font-weight="bold" officeooo:rsid="0068565a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style="normal" fo:font-weight="bold" officeooo:rsid="006e7b19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style="normal" fo:font-weight="bold" officeooo:rsid="007be91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style="normal" fo:font-weight="bold" officeooo:rsid="007cd31e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style="normal" fo:font-weight="bold" officeooo:rsid="00742eb3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style="normal" fo:font-weight="bold" officeooo:rsid="00763656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style="normal" style:font-size-asian="12pt" style:font-style-asian="normal" style:font-size-complex="12pt" style:font-style-complex="normal"/>
    </style:style>
    <style:style style:name="T40" style:family="text">
      <style:text-properties style:text-line-through-style="none" style:text-line-through-type="none" style:font-name="DejaVu Sans Condensed" fo:font-size="12pt" fo:font-style="normal" officeooo:rsid="005ef071" style:font-size-asian="12pt" style:font-style-asian="normal" style:font-size-complex="12pt" style:font-style-complex="normal"/>
    </style:style>
    <style:style style:name="T41" style:family="text">
      <style:text-properties style:text-line-through-style="none" style:text-line-through-type="none" style:font-name="DejaVu Sans Condensed" fo:font-size="12pt" fo:font-style="normal" officeooo:rsid="0079b47f" style:font-size-asian="12pt" style:font-style-asian="normal" style:font-size-complex="12pt" style:font-style-complex="normal"/>
    </style:style>
    <style:style style:name="T42" style:family="text">
      <style:text-properties style:text-line-through-style="none" style:text-line-through-type="none" style:font-name="DejaVu Sans Condensed" fo:font-size="12pt" fo:font-style="normal" officeooo:rsid="00742eb3" style:font-size-asian="12pt" style:font-style-asian="normal" style:font-size-complex="12pt" style:font-style-complex="normal"/>
    </style:style>
    <style:style style:name="T43" style:family="text">
      <style:text-properties officeooo:rsid="00629237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631364" style:font-weight-asian="bold" style:font-weight-complex="bold"/>
    </style:style>
    <style:style style:name="T46" style:family="text">
      <style:text-properties officeooo:rsid="00631364"/>
    </style:style>
    <style:style style:name="T47" style:family="text">
      <style:text-properties officeooo:rsid="0064e4f5"/>
    </style:style>
    <style:style style:name="T48" style:family="text">
      <style:text-properties officeooo:rsid="00661d0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2</text:span><text:span text:style-name="T4">0</text:span><text:span text:style-name="T1">1</text:span><text:span text:style-name="T2"> -</text:span><text:span text:style-name="T5"> Ground -</text:span><text:span text:style-name="T2"> </text:span><text:span text:style-name="T3">Cold Start</text:span></text:p>
      <text:p text:style-name="P3"/>
      <text:p text:style-name="P5"><text:span text:style-name="T30">Cold Start Checklist</text:span><text:span text:style-name="T31"> -- </text:span><text:span text:style-name="T32">(default auto start sequence is about </text:span><text:span text:style-name="T33">2m00s</text:span><text:span text:style-name="T32">)</text:span></text:p>
      <text:list xml:id="list1284465062" text:style-name="L1">
        <text:list-item>
          <text:p text:style-name="P6"><text:span text:style-name="T44">BATTERY CB switch</text:span> ... <text:span text:style-name="T44">ON</text:span> (right console front, front left switch)</text:p>
        </text:list-item>
        <text:list-item>
          <text:p text:style-name="P10"><text:span text:style-name="T6">Parking Brake</text:span><text:span text:style-name="T8"> ... </text:span><text:span text:style-name="T6">On</text:span><text:span text:style-name="T8"> (all the way forward, lever </text:span><text:span text:style-name="T9">pushing up</text:span><text:span text:style-name="T8"> black PARKING flag)</text:span><text:span text:style-name="T10"> (left console forward</text:span><text:span text:style-name="T9"> inboard</text:span><text:span text:style-name="T10">)</text:span></text:p>
        </text:list-item>
        <text:list-item>
          <text:p text:style-name="P12"><text:span text:style-name="T27">ENGINE CB</text:span><text:span text:style-name="T29"> Switch</text:span><text:span text:style-name="T16"> ... </text:span><text:span text:style-name="T29">ON</text:span><text:span text:style-name="T16"> (</text:span><text:span text:style-name="T15">right console front, front row, 4th switch)</text:span></text:p>
        </text:list-item>
        <text:list-item>
          <text:p text:style-name="P13"><text:span text:style-name="T28">TURBO button</text:span><text:span text:style-name="T15"> ... </text:span><text:span text:style-name="T28">Press</text:span><text:span text:style-name="T15"> to start APU (</text:span><text:span text:style-name="T17">black</text:span><text:span text:style-name="T15"> guarded switch, left console forward)</text:span></text:p>
        </text:list-item>
        <text:list-item>
          <text:p text:style-name="P13"><text:span text:style-name="T18">Wait for </text:span><text:span text:style-name="T28">TURBINE STARTER</text:span><text:span text:style-name="T15"> light on caution panel</text:span><text:span text:style-name="T18"> (right caution lights)</text:span><text:span text:style-name="T15"> </text:span><text:span text:style-name="T18">to</text:span><text:span text:style-name="T15"> illuminate </text:span><text:span text:style-name="T17">steady, </text:span><text:span text:style-name="T15">indicating APU is running.</text:span><text:span text:style-name="T17"> <text:s/>Many other caution lights will be blinking, don't worry about those.</text:span></text:p>
        </text:list-item>
        <text:list-item>
          <text:p text:style-name="P7"><text:span text:style-name="T46">When </text:span><text:span text:style-name="T45">TURBINE STARTER</text:span><text:span text:style-name="T46"> light is on steady: </text:span><text:span text:style-name="T44">ENGINE button</text:span> ... <text:span text:style-name="T44">Press and hold for 3 seconds</text:span> to start engine<text:span text:style-name="T43"> (blue</text:span> guarded switch, left console forward)</text:p>
        </text:list-item>
        <text:list-item>
          <text:p text:style-name="P8"><text:span text:style-name="T46">As soon as you let go of the </text:span><text:span text:style-name="T45">ENGINE</text:span><text:span text:style-name="T46"> start button: </text:span><text:span text:style-name="T44">Throttle</text:span> ... <text:span text:style-name="T44">IDLE</text:span> (<text:span text:style-name="T44">Bottom Thumb Button press</text:span>)</text:p>
        </text:list-item>
      </text:list>
      <text:list xml:id="list1338625614" text:style-name="L2">
        <text:list-item>
          <text:list>
            <text:list-item>
              <text:p text:style-name="P16"><text:span text:style-name="T15">Engine should stabilize at: N1 56%</text:span><text:span text:style-name="T18"> (yellow line on RPM gauge)</text:span><text:span text:style-name="T15">, N2 30%. <text:s/>APU will shut down automatically and TURBINE STARTER</text:span><text:span text:style-name="T17"> caution</text:span><text:span text:style-name="T15"> light will go out.</text:span></text:p>
            </text:list-item>
          </text:list>
        </text:list-item>
      </text:list>
      <text:list xml:id="list230030732721889" text:continue-list="list1284465062" text:style-name="L1">
        <text:list-item>
          <text:p text:style-name="P8"><text:span text:style-name="T44">Canopy</text:span> ... <text:span text:style-name="T44">Close and lock</text:span> (<text:span text:style-name="T44">T7 switch down</text:span> and <text:span text:style-name="T44">shift-T7 switch down</text:span>)</text:p>
        </text:list-item>
        <text:list-item>
          <text:p text:style-name="P14"><text:span text:style-name="T28">Cockpit pressurization handle</text:span><text:span text:style-name="T15"> ... </text:span><text:span text:style-name="T28">Forward</text:span><text:span text:style-name="T15"> (</text:span><text:span text:style-name="T17">wooden-knob</text:span><text:span text:style-name="T15"> lever on right console forward inboard)</text:span></text:p>
        </text:list-item>
        <text:list-item>
          <text:p text:style-name="P15"><text:span text:style-name="T27">A</text:span><text:span text:style-name="T28">ll remaining CB switches</text:span><text:span text:style-name="T15"> </text:span><text:span text:style-name="T17">... </text:span><text:span text:style-name="T27">O</text:span><text:span text:style-name="T38">N</text:span><text:span text:style-name="T17"> </text:span><text:span text:style-name="T37">except</text:span><text:span text:style-name="T25">:</text:span></text:p>
          <text:list>
            <text:list-item>
              <text:p text:style-name="P15"><text:span text:style-name="T37">DROP TANKS</text:span><text:span text:style-name="T24"> (unless carrying drop tanks)</text:span></text:p>
            </text:list-item>
            <text:list-item>
              <text:p text:style-name="P19"><text:span text:style-name="T37">E</text:span><text:span text:style-name="T26">MERG. RSBN</text:span><text:span text:style-name="T39"> </text:span></text:p>
            </text:list-item>
            <text:list-item>
              <text:p text:style-name="P19"><text:span text:style-name="T26">CONNECTION IFF</text:span><text:span text:style-name="T39"> </text:span></text:p>
            </text:list-item>
          </text:list>
        </text:list-item>
      </text:list>
      <text:list xml:id="list984335614" text:style-name="L3">
        <text:list-item>
          <text:list>
            <text:list-item>
              <text:p text:style-name="P9">All flashing caution lights should go out on their own.<text:span text:style-name="T47"> <text:s/>AIR CONDIT OFF takes 30 secs</text:span><text:span text:style-name="T48">.</text:span></text:p>
            </text:list-item>
            <text:list-item>
              <text:p text:style-name="P17"><text:span text:style-name="T20">R</text:span><text:span text:style-name="T21">eset </text:span><text:span text:style-name="T34">Radar</text:span><text:span text:style-name="T35"> Altimeter warning </text:span><text:span text:style-name="T36">tone</text:span><text:span text:style-name="T22"> </text:span><text:span text:style-name="T21">by running altitude bug down to zero, then back up</text:span><text:span text:style-name="T23">.</text:span></text:p>
            </text:list-item>
          </text:list>
        </text:list-item>
      </text:list>
      <text:list xml:id="list230031009293429" text:continue-list="list230030732721889" text:style-name="L1">
        <text:list-item>
          <text:p text:style-name="P18"><text:span text:style-name="T41">E</text:span><text:span text:style-name="T40">ngine </text:span><text:span text:style-name="T28">ANTI-ICING switch</text:span><text:span text:style-name="T40"> ... </text:span><text:span text:style-name="T28">AUTOMATIC</text:span><text:span text:style-name="T40"> (turns on when icing is detected) (right console middle)</text:span></text:p>
        </text:list-item>
        <text:list-item>
          <text:p text:style-name="P11"><text:span text:style-name="T7">Parking Brake</text:span><text:span text:style-name="T10"> ... </text:span><text:span text:style-name="T7">Disengage</text:span><text:span text:style-name="T8"> (</text:span><text:span text:style-name="T11">forward, just touching but NOT depressing black parking flag</text:span><text:span text:style-name="T8">)</text:span><text:span text:style-name="T10"> (left console forward)</text:span></text:p>
        </text:list-item>
      </text:list>
      <text:p text:style-name="P1"/>
      <text:p text:style-name="P2"><text:span text:style-name="T12">Proceed with rest of preflight checklist </text:span><text:span text:style-name="T13">on next pa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17T23:00:29.462000000</dc:date>
    <meta:editing-duration>PT18H41M25S</meta:editing-duration>
    <meta:editing-cycles>7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1" meta:word-count="298" meta:character-count="1735" meta:non-whitespace-character-count="1471"/>
  </office:meta>
</office:document-meta>
</file>